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Roboto" svg:font-family="Roboto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0000" fo:font-size="14pt" style:font-size-asian="14pt" style:font-size-complex="14pt"/>
    </style:style>
    <style:style style:name="P6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fo:font-size="14pt" officeooo:rsid="001c917c" officeooo:paragraph-rsid="001c917c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officeooo:rsid="001c917c" officeooo:paragraph-rsid="001c917c" style:font-size-asian="14pt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fo:font-size="14pt" fo:font-weight="bold" officeooo:rsid="001fdf25" officeooo:paragraph-rsid="001fdf2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fdf25" officeooo:paragraph-rsid="001fdf25" style:font-size-asian="14pt" style:font-size-complex="14pt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2" style:family="paragraph" style:parent-style-name="Standard">
      <loext:graphic-properties draw:fill="none"/>
      <style:paragraph-properties fo:margin-left="-0.4cm" fo:margin-right="0cm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FreeMono" fo:font-size="7pt" fo:font-weight="normal" officeooo:rsid="001fdf25" officeooo:paragraph-rsid="001fdf25" style:font-size-asian="7pt" style:font-weight-asian="normal" style:font-size-complex="7pt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c917c" officeooo:paragraph-rsid="001c917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d4a74" officeooo:paragraph-rsid="001d4a7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paragraph-rsid="001d4a74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202856" officeooo:paragraph-rsid="00202856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font-style="normal" fo:font-weight="normal" officeooo:rsid="00205e34" officeooo:paragraph-rsid="00205e34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officeooo:rsid="001fdf25" officeooo:paragraph-rsid="001c917c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normal" officeooo:rsid="00205e34" officeooo:paragraph-rsid="00205e34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normal" officeooo:rsid="00208da4" officeooo:paragraph-rsid="00208da4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-0.4cm" fo:margin-right="0cm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FreeMono" fo:font-size="7pt" fo:font-weight="normal" officeooo:rsid="001fdf25" officeooo:paragraph-rsid="001fdf25" style:font-size-asian="7pt" style:font-weight-asian="normal" style:font-size-complex="7pt" style:font-weight-complex="normal"/>
    </style:style>
    <style:style style:name="P29" style:family="paragraph" style:parent-style-name="Standard">
      <loext:graphic-properties draw:fill="none"/>
      <style:paragraph-properties fo:margin-left="-0.4cm" fo:margin-right="0cm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FreeMono" fo:font-size="7pt" fo:font-weight="normal" officeooo:rsid="001fdf25" officeooo:paragraph-rsid="001fdf25" style:font-size-asian="7pt" style:font-weight-asian="normal" style:font-size-complex="7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2" style:family="paragraph" style:parent-style-name="Text_20_body">
      <style:paragraph-properties fo:margin-left="0cm" fo:margin-right="0cm" fo:margin-top="0cm" fo:margin-bottom="0.499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>
        <style:tab-stops>
          <style:tab-stop style:position="10.095cm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c917c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c917c" style:font-size-asian="14pt" style:font-weight-asian="bold" style:font-size-complex="14pt"/>
    </style:style>
    <style:style style:name="T6" style:family="text">
      <style:text-properties fo:font-size="14pt" fo:font-weight="bold" officeooo:rsid="00202856" style:font-size-asian="14pt" style:font-weight-asian="bold" style:font-size-complex="14pt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font-variant="normal" fo:text-transform="none" fo:color="#000000" fo:font-size="14pt" style:font-size-asian="14pt" style:font-size-complex="14pt"/>
    </style:style>
    <style:style style:name="T9" style:family="text">
      <style:text-properties fo:font-variant="normal" fo:text-transform="none" fo:color="#000000" fo:font-size="14pt" officeooo:rsid="00202856" style:font-size-asian="14pt" style:font-size-complex="14pt"/>
    </style:style>
    <style:style style:name="T10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22222" fo:letter-spacing="normal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222222" fo:letter-spacing="normal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08da4" style:font-style-asian="italic" style:font-style-complex="italic"/>
    </style:style>
    <style:style style:name="T16" style:family="text">
      <style:text-properties fo:font-style="italic" officeooo:rsid="0020fe1a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DejaVu Sans Light" fo:font-size="10pt" fo:font-style="italic" style:font-style-asian="italic" style:font-style-complex="italic"/>
    </style:style>
    <style:style style:name="T19" style:family="text">
      <style:text-properties officeooo:rsid="00208da4"/>
    </style:style>
    <style:style style:name="T20" style:family="text">
      <style:text-properties officeooo:rsid="0020fe1a"/>
    </style:style>
    <style:style style:name="T21" style:family="text">
      <style:text-properties officeooo:rsid="00210969"/>
    </style:style>
    <text:list-style style:name="L1">
      <text:list-level-style-bullet text:level="1" text:style-name="Bullet_20_Symbols" style:num-suffix="." text:bullet-char="•">
        <style:list-level-properties text:space-before="0.64cm" text:min-label-distance="0.1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4cm" text:min-label-distance="0.1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4cm" text:min-label-distance="0.199cm"/>
      </text:list-level-style-bullet>
      <text:list-level-style-bullet text:level="2" text:style-name="Bullet_20_Symbols" style:num-suffix="." text:bullet-char="•">
        <style:list-level-properties text:space-before="0.635cm"/>
      </text:list-level-style-bullet>
      <text:list-level-style-bullet text:level="3" text:style-name="Bullet_20_Symbols" style:num-suffix="." text:bullet-char="•">
        <style:list-level-properties text:space-before="1.499cm" text:min-label-distance="0.1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ОБРНАУКИ РОССИИ</text:p>
      <text:p text:style-name="P23">Санкт-Петербургский государственный</text:p>
      <text:p text:style-name="P23">электротехнический университет</text:p>
      <text:p text:style-name="P23">«ЛЭТИ» им. В.И. Ульянова (Ленина)</text:p>
      <text:p text:style-name="P20"><text:span text:style-name="T4">Кафедра </text:span><text:span text:style-name="T5">МО ЭВМ</text:span></text:p>
      <text:p text:style-name="P23"/>
      <text:p text:style-name="P23"/>
      <text:p text:style-name="P21"/>
      <text:p text:style-name="P21"/>
      <text:p text:style-name="P21"/>
      <text:p text:style-name="P21"/>
      <text:p text:style-name="P21"/>
      <text:p text:style-name="P11"><text:span text:style-name="Название_20_книги"><text:span text:style-name="T1">отчет</text:span></text:span></text:p>
      <text:p text:style-name="P20"><text:span text:style-name="T4">по лабораторной работе №</text:span><text:span text:style-name="T6">3</text:span></text:p>
      <text:p text:style-name="P20"><text:span text:style-name="T4">по дисциплине «</text:span><text:span text:style-name="T5">Программирование</text:span><text:span text:style-name="T4">»</text:span></text:p>
      <text:p text:style-name="P3"><text:span text:style-name="Название_20_книги"><text:span text:style-name="T8">Тема: </text:span></text:span><text:span text:style-name="Название_20_книги"><text:span text:style-name="T9">Обход файловой системы</text:span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2">Студент гр. </text:span><text:span text:style-name="T3">8303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Гришин К. И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7">Чайка К. В.</text:p>
          </table:table-cell>
        </table:table-row>
      </table:table>
      <text:p text:style-name="P22"/>
      <text:p text:style-name="P22"/>
      <text:p text:style-name="P22">Санкт-Петербург</text:p>
      <text:p text:style-name="P8">2019</text:p>
      <text:p text:style-name="P13">Цель работы</text:p>
      <text:p text:style-name="P18">Ознакомиться с библиотекой «dirent.h», предназначенной для просмотра характеристик файлов или директорий.</text:p>
      <text:p text:style-name="P16"/>
      <text:p text:style-name="P14">Задание</text:p>
      <text:h text:style-name="P31" text:outline-level="3"><text:span text:style-name="T7"><text:tab/></text:span><text:span text:style-name="T10">Дана некоторая корневая директория, в которой может находиться некоторое количество папок, в том числе вложенных. В этих папках хранятся некоторые текстовые файлы, имеющие имя вида </text:span><text:span text:style-name="T13">&lt;filename&gt;</text:span><text:span text:style-name="T11">.txt</text:span></text:h>
      <text:h text:style-name="P33" text:outline-level="3">В каждом текстовом файле хранится одна строка, начинающаяся с числа вида:</text:h>
      <text:h text:style-name="P33" text:outline-level="3"><text:span text:style-name="T18">&lt;число&gt;&lt;пробел&gt;&lt;латинские буквы, цифры, знаки препинания&gt;</text:span> <text:span text:style-name="T14">("124 string example!")</text:span></text:h>
      <text:h text:style-name="P33" text:outline-level="3"/>
      <text:h text:style-name="P32" text:outline-level="3">Требуется написать программу, которая, будучи запущенной в корневой директории, выведет строки из файлов всех поддиректорий в порядке возрастания числа, с которого строки начинаются.</text:h>
      <text:h text:style-name="P30" text:outline-level="3"><text:span text:style-name="T12"/></text:h>
      <text:p text:style-name="P25"/>
      <text:p text:style-name="P15">Ход выполнения работы</text:p>
      <text:p text:style-name="P19">Для нахождения содержимого файлов в системе директорий создана рекурсивная функция <text:span text:style-name="T14">void </text:span><text:span text:style-name="T17">content</text:span><text:span text:style-name="T14">(char* path, char ***cont, int *count)</text:span>, на вход которой подается путь директории, содержимое файлов в которой требуется рассмотреть, ссылку на массив строк в который будет накапливаться содержимое файлов и ссылку на целое число, в которое будет записано количество строк массива <text:span text:style-name="T14">cont.</text:span></text:p>
      <text:p text:style-name="P26">Сначала функция открывает сообщенную ей директорию, затем рассматривает каждый файл в ней исходя из значения <text:span text:style-name="T14">d_type</text:span> структуры <text:span text:style-name="T19">DIR</text:span>, которая описывает прочитанный файл, если тот оказался типа <text:span text:style-name="T14">&lt;file&gt;.txt</text:span>, то он открывается и его содержимое записывается в массив <text:span text:style-name="T14">cont</text:span>, если же очередной файл оказался директорией то к ней применяется функция <text:span text:style-name="T14">content</text:span>, в которую сообщается уже новый путь (<text:span text:style-name="T14">начальный </text:span><text:span text:style-name="T15">путь</text:span><text:span text:style-name="T14">/название текущей директории).</text:span></text:p>
      <text:p text:style-name="P27"><text:soft-page-break/><text:span text:style-name="T14"><text:tab/></text:span>После применения функции <text:span text:style-name="T14">content</text:span>, в распоряжении программы есть массив, в котором хранятся первые строки каждого прочитанного файла. Т.к. задача требует отсортированный вывод, применяется функция <text:span text:style-name="T14">qsort </text:span>стандартной библиотеки <text:span text:style-name="T14">«stdlib.h»</text:span>, для которой написан компаратор <text:span text:style-name="T14">int </text:span><text:span text:style-name="T17">cmp</text:span><text:span text:style-name="T14">(const void* a, const void *b)</text:span>, который сравнивает числа вначале каждой строки путем использования функции <text:span text:style-name="T14">sscanf</text:span>, несмотря на то, что для данной цели использование такой функции нецелесообразно, в задании гарантируется, что вначале каждой строки находится число, а значит ошибок сортировки не будет.</text:p>
      <text:p text:style-name="P27"><text:tab/>После сортировки <text:span text:style-name="T20">полученный массив записывается в файл </text:span><text:span text:style-name="T16">«result.txt»</text:span><text:span text:style-name="T20">.</text:span></text:p>
      <text:p text:style-name="P27"><text:tab/><text:span text:style-name="T20">Освобождается память, занимаемая массивом </text:span><text:span text:style-name="T16">cont</text:span><text:span text:style-name="T20">.</text:span></text:p>
      <text:p text:style-name="P27"><text:tab/><text:span text:style-name="T21">Код программы находится в приложении А к лабораторной работе.</text:span></text:p>
      <text:p text:style-name="P17"/>
      <text:p text:style-name="P16">Вывод</text:p>
      <text:p text:style-name="P10">В ходе лабораторной работы был<text:span text:style-name="T20">а изучена библиотека </text:span><text:span text:style-name="T16">«dirent.h»</text:span><text:span text:style-name="T20">, которая позволяет сделать обход файловой системы, а также изучен метод написания рекурсивных функций. Написана программа, которая позволяет вывести содержимое файлов в заданной директории, а также вложенных в нее.</text:span></text:p>
      <text:p text:style-name="P9">ПРИЛОЖЕНИЕ А</text:p>
      <text:p text:style-name="P28">#include &lt;stdlib.h&gt;</text:p>
      <text:p text:style-name="P12">#include &lt;stdio.h&gt;</text:p>
      <text:p text:style-name="P12">#include &lt;dirent.h&gt;</text:p>
      <text:p text:style-name="P12">#include &lt;string.h&gt;</text:p>
      <text:p text:style-name="P12"/>
      <text:p text:style-name="P12"/>
      <text:p text:style-name="P12">void content(char* path, char ***cont, int *count);</text:p>
      <text:p text:style-name="P12">int cmp(const void *a, const void *b);</text:p>
      <text:p text:style-name="P12"/>
      <text:p text:style-name="P12">int main(){</text:p>
      <text:p text:style-name="P12"><text:tab/>char **cont;</text:p>
      <text:p text:style-name="P12"><text:tab/>int count = 0;</text:p>
      <text:p text:style-name="P12"><text:tab/>char path[] = "./";</text:p>
      <text:p text:style-name="P12"><text:tab/>content(path, &amp;cont, &amp;count);</text:p>
      <text:p text:style-name="P12"/>
      <text:p text:style-name="P12"><text:tab/>for(int i = 0; i &lt; count; i++)</text:p>
      <text:p text:style-name="P12"><text:tab/><text:tab/>printf("%s", cont[i]);</text:p>
      <text:p text:style-name="P12"/>
      <text:p text:style-name="P12"><text:tab/>qsort(cont, count, sizeof(char*), cmp);</text:p>
      <text:p text:style-name="P12"><text:tab/>printf("\nSorted\n");</text:p>
      <text:p text:style-name="P12"/>
      <text:p text:style-name="P12"><text:tab/>for(int i = 0; i &lt; count; i++)</text:p>
      <text:p text:style-name="P12"><text:s text:c="8"/>printf("%s", cont[i]);</text:p>
      <text:p text:style-name="P12"/>
      <text:p text:style-name="P12"><text:tab/>FILE *result = fopen("./result.txt", "wb");</text:p>
      <text:p text:style-name="P12"><text:tab/>for(int i = 0; i &lt; count; i++)</text:p>
      <text:p text:style-name="P12"><text:tab/><text:tab/>if (cont[i][strlen(cont[i])-2] != '\n')</text:p>
      <text:p text:style-name="P12"><text:tab/><text:tab/><text:tab/>fprintf(result, "%s", cont[i]);</text:p>
      <text:p text:style-name="P12"><text:tab/>fclose(result);</text:p>
      <text:p text:style-name="P12"/>
      <text:p text:style-name="P12"><text:tab/>if(count){</text:p>
      <text:p text:style-name="P12"><text:tab/><text:tab/>for(int i = 0; i &lt; count; i++) free(cont[i]);</text:p>
      <text:p text:style-name="P12"><text:tab/><text:tab/>free(cont);</text:p>
      <text:p text:style-name="P12"><text:tab/>}</text:p>
      <text:p text:style-name="P12"><text:tab/>return 0;</text:p>
      <text:p text:style-name="P12">}</text:p>
      <text:p text:style-name="P12"/>
      <text:p text:style-name="P12"/>
      <text:p text:style-name="P12">int cmp(const void* a, const void *b){</text:p>
      <text:p text:style-name="P12"><text:tab/>char *strA = *(char**)a;</text:p>
      <text:p text:style-name="P12"><text:tab/>char *strB = *(char**)b;</text:p>
      <text:p text:style-name="P12"><text:tab/>long int numA;</text:p>
      <text:p text:style-name="P12"><text:tab/>long int numB;</text:p>
      <text:p text:style-name="P12"><text:tab/>sscanf(strA, "%ld", &amp;numA);</text:p>
      <text:p text:style-name="P12"><text:tab/>sscanf(strB, "%ld", &amp;numB);</text:p>
      <text:p text:style-name="P12"><text:tab/>if (numA &lt; numB) return -1;</text:p>
      <text:p text:style-name="P12"><text:tab/>if (numA == numB) return 0;</text:p>
      <text:p text:style-name="P12"><text:tab/>return 1;</text:p>
      <text:p text:style-name="P12">}</text:p>
      <text:p text:style-name="P12"/>
      <text:p text:style-name="P12"/>
      <text:p text:style-name="P12">void content(char *path, char ***cont, int *count){</text:p>
      <text:p text:style-name="P12"><text:tab/>DIR *dir = opendir(path);</text:p>
      <text:p text:style-name="P12"><text:tab/>if (dir){</text:p>
      <text:p text:style-name="P12"><text:tab/><text:tab/>struct dirent *de = readdir(dir);</text:p>
      <text:p text:style-name="P12"><text:tab/><text:tab/>while(de){</text:p>
      <text:p text:style-name="P12"><text:tab/><text:tab/><text:tab/>if (de-&gt;d_type == 4 &amp;&amp; strcmp(de-&gt;d_name, "..") &amp;&amp; strcmp(de-&gt;d_name, ".")){</text:p>
      <text:p text:style-name="P12"><text:tab/><text:tab/><text:tab/><text:tab/>char nested_path[100] = "";</text:p>
      <text:p text:style-name="P12"><text:tab/><text:tab/><text:tab/><text:tab/>strcpy(nested_path, path);</text:p>
      <text:p text:style-name="P12"><text:tab/><text:tab/><text:tab/><text:tab/>strcat(nested_path, "/");</text:p>
      <text:p text:style-name="P12"><text:tab/><text:tab/><text:tab/><text:tab/>strcat(nested_path, de-&gt;d_name);</text:p>
      <text:p text:style-name="P12"><text:tab/><text:tab/><text:tab/><text:tab/>content(nested_path, cont, count);</text:p>
      <text:p text:style-name="P12"><text:tab/><text:tab/><text:tab/>}</text:p>
      <text:p text:style-name="P12"><text:tab/><text:tab/><text:tab/>else if (de-&gt;d_type == 8 &amp;&amp; strcmp(de-&gt;d_name+strlen(de-&gt;d_name)-4, ".txt")==0){</text:p>
      <text:p text:style-name="P12"/>
      <text:p text:style-name="P12"><text:tab/><text:tab/><text:tab/><text:tab/>char* sent = (char*)calloc(102, sizeof(char));</text:p>
      <text:p text:style-name="P12"><text:tab/><text:tab/><text:tab/><text:tab/>char txtpath[100] = "";</text:p>
      <text:p text:style-name="P12"><text:tab/><text:tab/><text:tab/><text:tab/>strcpy(txtpath, path);</text:p>
      <text:p text:style-name="P12"><text:tab/><text:tab/><text:tab/><text:tab/>strcat(txtpath, "/");</text:p>
      <text:p text:style-name="P12"><text:tab/><text:tab/><text:tab/><text:tab/>strcat(txtpath, de-&gt;d_name);</text:p>
      <text:p text:style-name="P12"><text:tab/><text:tab/><text:tab/><text:tab/>FILE *txt = fopen(txtpath, "r");</text:p>
      <text:p text:style-name="P12"><text:tab/><text:tab/><text:tab/><text:tab/>fgets(sent, 100, txt);</text:p>
      <text:p text:style-name="P12"><text:tab/><text:tab/><text:tab/><text:tab/>fclose(txt);</text:p>
      <text:p text:style-name="P12"><text:tab/><text:tab/><text:tab/><text:tab/>if (!(*count)) *cont = (char**)malloc(sizeof(char*));</text:p>
      <text:p text:style-name="P12"><text:s text:c="32"/>else{</text:p>
      <text:p text:style-name="P12"><text:s text:c="40"/>char **buffer = (char**)realloc(*cont, ((*count)+1)*sizeof(char*));</text:p>
      <text:p text:style-name="P12"><text:s text:c="40"/>if (buffer) *cont = buffer;</text:p>
      <text:p text:style-name="P12"><text:s text:c="40"/>else exit(1);</text:p>
      <text:p text:style-name="P12"><text:s text:c="32"/>}</text:p>
      <text:p text:style-name="P12"><text:tab/><text:tab/><text:tab/><text:tab/>(*cont)[*count] = sent;</text:p>
      <text:p text:style-name="P12"><text:tab/><text:tab/><text:tab/><text:tab/>(*count)++;</text:p>
      <text:p text:style-name="P12"><text:tab/><text:tab/><text:tab/>}</text:p>
      <text:p text:style-name="P12"><text:tab/><text:tab/><text:tab/>de = readdir(dir);</text:p>
      <text:p text:style-name="P12"><text:tab/><text:tab/>}</text:p>
      <text:p text:style-name="P12"><text:tab/>}</text:p>
      <text:p text:style-name="P12"><text:tab/>closedir(dir);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Roboto" svg:font-family="Roboto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19-03-06T16:13:04.105250442</dc:date>
    <meta:print-date>2015-07-17T12:06:00</meta:print-date>
    <meta:editing-cycles>6</meta:editing-cycles>
    <meta:editing-duration>PT13M37S</meta:editing-duration>
    <meta:generator>LibreOffice/6.0.6.2$Linux_X86_64 LibreOffice_project/00m0$Build-2</meta:generator>
    <meta:document-statistic meta:table-count="1" meta:image-count="0" meta:object-count="0" meta:page-count="4" meta:paragraph-count="108" meta:word-count="617" meta:character-count="4894" meta:non-whitespace-character-count="4059"/>
  </office:meta>
</office:document-meta>
</file>